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1979in"/>
      <style:text-properties style:font-name="Consolas, 'Courier New', monosp" fo:color="#6A9955" fo:font-size="10.5pt" style:font-size-asian="10.5pt" fo:background-color="#1F1F1F"/>
    </style:style>
    <style:style style:name="P2" style:parent-style-name="Standard" style:family="paragraph">
      <style:paragraph-properties style:line-height-at-least="0.1979in"/>
    </style:style>
    <style:style style:name="T3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4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5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6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7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8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P9" style:parent-style-name="Standard" style:family="paragraph">
      <style:paragraph-properties style:line-height-at-least="0.1979in"/>
    </style:style>
    <style:style style:name="T1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1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12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3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4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5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6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7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8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9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2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21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22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23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24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25" style:parent-style-name="Standard" style:family="paragraph">
      <style:paragraph-properties style:line-height-at-least="0.1979in"/>
    </style:style>
    <style:style style:name="T26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27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28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29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P30" style:parent-style-name="Standard" style:family="paragraph">
      <style:paragraph-properties style:line-height-at-least="0.1979in"/>
    </style:style>
    <style:style style:name="P31" style:parent-style-name="Standard" style:family="paragraph">
      <style:paragraph-properties style:line-height-at-least="0.1979in"/>
      <style:text-properties style:font-name="Consolas, 'Courier New', monosp" fo:color="#6A9955" fo:font-size="10.5pt" style:font-size-asian="10.5pt" fo:background-color="#1F1F1F"/>
    </style:style>
    <style:style style:name="P32" style:parent-style-name="Standard" style:family="paragraph">
      <style:paragraph-properties style:line-height-at-least="0.1979in"/>
    </style:style>
    <style:style style:name="T33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34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35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36" style:parent-style-name="DefaultParagraphFont" style:family="text">
      <style:text-properties style:font-name="Consolas, 'Courier New', monosp" fo:color="#9CDCFE" fo:font-size="10.5pt" style:font-size-asian="10.5pt" fo:background-color="#1F1F1F"/>
    </style:style>
    <style:style style:name="T37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38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39" style:parent-style-name="Standard" style:family="paragraph">
      <style:paragraph-properties style:line-height-at-least="0.1979in"/>
    </style:style>
    <style:style style:name="P40" style:parent-style-name="Standard" style:family="paragraph">
      <style:paragraph-properties style:line-height-at-least="0.1979in"/>
      <style:text-properties style:font-name="Consolas, 'Courier New', monosp" fo:color="#6A9955" fo:font-size="10.5pt" style:font-size-asian="10.5pt" fo:background-color="#1F1F1F"/>
    </style:style>
    <style:style style:name="P41" style:parent-style-name="Standard" style:family="paragraph">
      <style:paragraph-properties style:line-height-at-least="0.1979in"/>
    </style:style>
    <style:style style:name="T42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43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44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45" style:parent-style-name="Standard" style:family="paragraph">
      <style:paragraph-properties style:line-height-at-least="0.1979in"/>
    </style:style>
    <style:style style:name="T46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47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48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49" style:parent-style-name="Standard" style:family="paragraph">
      <style:paragraph-properties style:line-height-at-least="0.1979in"/>
    </style:style>
    <style:style style:name="P50" style:parent-style-name="Standard" style:family="paragraph">
      <style:paragraph-properties style:line-height-at-least="0.1979in"/>
      <style:text-properties style:font-name="Consolas, 'Courier New', monosp" fo:color="#6A9955" fo:font-size="10.5pt" style:font-size-asian="10.5pt" fo:background-color="#1F1F1F"/>
    </style:style>
    <style:style style:name="P51" style:parent-style-name="Standard" style:family="paragraph">
      <style:paragraph-properties style:line-height-at-least="0.1979in"/>
    </style:style>
    <style:style style:name="T52" style:parent-style-name="DefaultParagraphFont" style:family="text">
      <style:text-properties style:font-name="Consolas, 'Courier New', monosp" fo:color="#C586C0" fo:font-size="10.5pt" style:font-size-asian="10.5pt" fo:background-color="#1F1F1F"/>
    </style:style>
    <style:style style:name="T53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54" style:parent-style-name="DefaultParagraphFont" style:family="text">
      <style:text-properties style:font-name="Consolas, 'Courier New', monosp" fo:color="#C586C0" fo:font-size="10.5pt" style:font-size-asian="10.5pt" fo:background-color="#1F1F1F"/>
    </style:style>
    <style:style style:name="T55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56" style:parent-style-name="Standard" style:family="paragraph">
      <style:paragraph-properties style:line-height-at-least="0.1979in"/>
    </style:style>
    <style:style style:name="T57" style:parent-style-name="DefaultParagraphFont" style:family="text">
      <style:text-properties fo:color="#CCCCCC" fo:background-color="#1F1F1F"/>
    </style:style>
    <style:style style:name="T58" style:parent-style-name="DefaultParagraphFont" style:family="text">
      <style:text-properties style:font-name="Consolas, 'Courier New', monosp" fo:color="#DCDCAA" fo:font-size="10.5pt" style:font-size-asian="10.5pt" fo:background-color="#1F1F1F"/>
    </style:style>
    <style:style style:name="T59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60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61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62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63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64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65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66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67" style:parent-style-name="Standard" style:family="paragraph">
      <style:paragraph-properties style:line-height-at-least="0.1979in"/>
    </style:style>
    <style:style style:name="T68" style:parent-style-name="DefaultParagraphFont" style:family="text">
      <style:text-properties fo:color="#CCCCCC" fo:background-color="#1F1F1F"/>
    </style:style>
    <style:style style:name="T69" style:parent-style-name="DefaultParagraphFont" style:family="text">
      <style:text-properties style:font-name="Consolas, 'Courier New', monosp" fo:color="#C586C0" fo:font-size="10.5pt" style:font-size-asian="10.5pt" fo:background-color="#1F1F1F"/>
    </style:style>
    <style:style style:name="T7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71" style:parent-style-name="DefaultParagraphFont" style:family="text">
      <style:text-properties style:font-name="Consolas, 'Courier New', monosp" fo:color="#C586C0" fo:font-size="10.5pt" style:font-size-asian="10.5pt" fo:background-color="#1F1F1F"/>
    </style:style>
    <style:style style:name="T72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73" style:parent-style-name="Standard" style:family="paragraph">
      <style:paragraph-properties style:line-height-at-least="0.1979in"/>
    </style:style>
    <style:style style:name="T74" style:parent-style-name="DefaultParagraphFont" style:family="text">
      <style:text-properties fo:color="#CCCCCC" fo:background-color="#1F1F1F"/>
    </style:style>
    <style:style style:name="T75" style:parent-style-name="DefaultParagraphFont" style:family="text">
      <style:text-properties style:font-name="Consolas, 'Courier New', monosp" fo:color="#DCDCAA" fo:font-size="10.5pt" style:font-size-asian="10.5pt" fo:background-color="#1F1F1F"/>
    </style:style>
    <style:style style:name="T76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77" style:parent-style-name="Standard" style:family="paragraph">
      <style:paragraph-properties style:line-height-at-least="0.1979in"/>
    </style:style>
    <style:style style:name="P78" style:parent-style-name="Standard" style:family="paragraph">
      <style:paragraph-properties style:line-height-at-least="0.1979in"/>
      <style:text-properties style:font-name="Consolas, 'Courier New', monosp" fo:color="#6A9955" fo:font-size="10.5pt" style:font-size-asian="10.5pt" fo:background-color="#1F1F1F"/>
    </style:style>
    <style:style style:name="P79" style:parent-style-name="Standard" style:family="paragraph">
      <style:paragraph-properties style:line-height-at-least="0.1979in"/>
    </style:style>
    <style:style style:name="T8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81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82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83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P84" style:parent-style-name="Standard" style:family="paragraph">
      <style:paragraph-properties style:line-height-at-least="0.1979in"/>
    </style:style>
    <style:style style:name="T85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86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87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88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P89" style:parent-style-name="Standard" style:family="paragraph">
      <style:paragraph-properties style:line-height-at-least="0.1979in"/>
    </style:style>
    <style:style style:name="T9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91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92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93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94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95" style:parent-style-name="DefaultParagraphFont" style:family="text">
      <style:text-properties style:font-name="Consolas, 'Courier New', monosp" fo:color="#6A9955" fo:font-size="10.5pt" style:font-size-asian="10.5pt" fo:background-color="#1F1F1F"/>
    </style:style>
    <style:style style:name="P96" style:parent-style-name="Standard" style:family="paragraph">
      <style:paragraph-properties style:line-height-at-least="0.1979in"/>
    </style:style>
    <style:style style:name="T97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98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99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100" style:parent-style-name="Standard" style:family="paragraph">
      <style:paragraph-properties style:line-height-at-least="0.1979in"/>
      <style:text-properties style:font-name="Consolas, 'Courier New', monosp" fo:color="#6A9955" fo:font-size="10.5pt" style:font-size-asian="10.5pt" fo:background-color="#1F1F1F"/>
    </style:style>
    <style:style style:name="P101" style:parent-style-name="Standard" style:family="paragraph">
      <style:paragraph-properties style:line-height-at-least="0.1979in"/>
    </style:style>
    <style:style style:name="T102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03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104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05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06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07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08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09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1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111" style:parent-style-name="Standard" style:family="paragraph">
      <style:paragraph-properties style:line-height-at-least="0.1979in"/>
    </style:style>
    <style:style style:name="T112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13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114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15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16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17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18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19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2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121" style:parent-style-name="Standard" style:family="paragraph">
      <style:paragraph-properties style:line-height-at-least="0.1979in"/>
    </style:style>
    <style:style style:name="T122" style:parent-style-name="DefaultParagraphFont" style:family="text">
      <style:text-properties style:font-name="Consolas, 'Courier New', monosp" fo:color="#DCDCAA" fo:font-size="10.5pt" style:font-size-asian="10.5pt" fo:background-color="#1F1F1F"/>
    </style:style>
    <style:style style:name="T123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24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25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26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27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28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29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30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31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32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33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34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35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36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37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38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139" style:parent-style-name="Standard" style:family="paragraph">
      <style:paragraph-properties style:line-height-at-least="0.1979in"/>
    </style:style>
    <style:style style:name="T14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41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142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43" style:parent-style-name="DefaultParagraphFont" style:family="text">
      <style:text-properties style:font-name="Consolas, 'Courier New', monosp" fo:color="#9CDCFE" fo:font-size="10.5pt" style:font-size-asian="10.5pt" fo:background-color="#1F1F1F"/>
    </style:style>
    <style:style style:name="T144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145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46" style:parent-style-name="DefaultParagraphFont" style:family="text">
      <style:text-properties style:font-name="Consolas, 'Courier New', monosp" fo:color="#9CDCFE" fo:font-size="10.5pt" style:font-size-asian="10.5pt" fo:background-color="#1F1F1F"/>
    </style:style>
    <style:style style:name="T147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148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49" style:parent-style-name="DefaultParagraphFont" style:family="text">
      <style:text-properties style:font-name="Consolas, 'Courier New', monosp" fo:color="#9CDCFE" fo:font-size="10.5pt" style:font-size-asian="10.5pt" fo:background-color="#1F1F1F"/>
    </style:style>
    <style:style style:name="T150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151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152" style:parent-style-name="Standard" style:family="paragraph">
      <style:paragraph-properties style:line-height-at-least="0.1979in"/>
    </style:style>
    <style:style style:name="T153" style:parent-style-name="DefaultParagraphFont" style:family="text">
      <style:text-properties style:font-name="Consolas, 'Courier New', monosp" fo:color="#DCDCAA" fo:font-size="10.5pt" style:font-size-asian="10.5pt" fo:background-color="#1F1F1F"/>
    </style:style>
    <style:style style:name="T154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155" style:parent-style-name="Standard" style:family="paragraph">
      <style:paragraph-properties fo:margin-bottom="0.1965in" style:line-height-at-least="0.1979in"/>
      <style:text-properties style:font-name="Consolas, 'Courier New', monosp" fo:color="#CCCCCC" fo:font-size="10.5pt" style:font-size-asian="10.5pt" fo:background-color="#1F1F1F"/>
    </style:style>
    <style:style style:name="P156" style:parent-style-name="Standard" style:family="paragraph">
      <style:paragraph-properties style:line-height-at-least="0.1979in"/>
      <style:text-properties style:font-name="Consolas, 'Courier New', monosp" fo:color="#6A9955" fo:font-size="10.5pt" style:font-size-asian="10.5pt" fo:background-color="#1F1F1F"/>
    </style:style>
    <style:style style:name="P157" style:parent-style-name="Standard" style:family="paragraph">
      <style:paragraph-properties fo:margin-bottom="0.1965in" style:line-height-at-least="0.1979in"/>
    </style:style>
    <style:style style:name="P158" style:parent-style-name="Standard" style:family="paragraph">
      <style:paragraph-properties style:line-height-at-least="0.1979in"/>
      <style:text-properties style:font-name="Consolas, 'Courier New', monosp" fo:color="#6A9955" fo:font-size="10.5pt" style:font-size-asian="10.5pt" fo:background-color="#1F1F1F"/>
    </style:style>
    <style:style style:name="P159" style:parent-style-name="Standard" style:family="paragraph">
      <style:paragraph-properties style:line-height-at-least="0.1979in"/>
    </style:style>
    <style:style style:name="T16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61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162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63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P164" style:parent-style-name="Standard" style:family="paragraph">
      <style:paragraph-properties style:line-height-at-least="0.1979in"/>
    </style:style>
    <style:style style:name="T165" style:parent-style-name="DefaultParagraphFont" style:family="text">
      <style:text-properties style:font-name="Consolas, 'Courier New', monosp" fo:color="#DCDCAA" fo:font-size="10.5pt" style:font-size-asian="10.5pt" fo:background-color="#1F1F1F"/>
    </style:style>
    <style:style style:name="T166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67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68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69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7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71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172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73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174" style:parent-style-name="Standard" style:family="paragraph">
      <style:paragraph-properties style:line-height-at-least="0.1979in"/>
    </style:style>
    <style:style style:name="T175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76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177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178" style:parent-style-name="Standard" style:family="paragraph">
      <style:paragraph-properties style:line-height-at-least="0.1979in"/>
    </style:style>
    <style:style style:name="T179" style:parent-style-name="DefaultParagraphFont" style:family="text">
      <style:text-properties style:font-name="Consolas, 'Courier New', monosp" fo:color="#DCDCAA" fo:font-size="10.5pt" style:font-size-asian="10.5pt" fo:background-color="#1F1F1F"/>
    </style:style>
    <style:style style:name="T18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181" style:parent-style-name="Standard" style:family="paragraph">
      <style:paragraph-properties fo:margin-bottom="0.1965in" style:line-height-at-least="0.1979in"/>
    </style:style>
    <style:style style:name="P182" style:parent-style-name="Standard" style:family="paragraph">
      <style:paragraph-properties style:line-height-at-least="0.1979in"/>
      <style:text-properties style:font-name="Consolas, 'Courier New', monosp" fo:color="#6A9955" fo:font-size="10.5pt" style:font-size-asian="10.5pt" fo:background-color="#1F1F1F"/>
    </style:style>
    <style:style style:name="P183" style:parent-style-name="Standard" style:family="paragraph">
      <style:paragraph-properties fo:margin-bottom="0.1965in" style:line-height-at-least="0.1979in"/>
    </style:style>
    <style:style style:name="P184" style:parent-style-name="Standard" style:family="paragraph">
      <style:paragraph-properties style:line-height-at-least="0.1979in"/>
      <style:text-properties style:font-name="Consolas, 'Courier New', monosp" fo:color="#6A9955" fo:font-size="10.5pt" style:font-size-asian="10.5pt" fo:background-color="#1F1F1F"/>
    </style:style>
    <style:style style:name="P185" style:parent-style-name="Standard" style:family="paragraph">
      <style:paragraph-properties style:line-height-at-least="0.1979in"/>
    </style:style>
    <style:style style:name="T186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87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188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89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90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191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P192" style:parent-style-name="Standard" style:family="paragraph">
      <style:paragraph-properties style:line-height-at-least="0.1979in"/>
    </style:style>
    <style:style style:name="T193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94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195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96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P197" style:parent-style-name="Standard" style:family="paragraph">
      <style:paragraph-properties style:line-height-at-least="0.1979in"/>
    </style:style>
    <style:style style:name="T198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199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200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201" style:parent-style-name="Standard" style:family="paragraph">
      <style:paragraph-properties style:line-height-at-least="0.1979in"/>
    </style:style>
    <style:style style:name="T202" style:parent-style-name="DefaultParagraphFont" style:family="text">
      <style:text-properties style:font-name="Consolas, 'Courier New', monosp" fo:color="#DCDCAA" fo:font-size="10.5pt" style:font-size-asian="10.5pt" fo:background-color="#1F1F1F"/>
    </style:style>
    <style:style style:name="T203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204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205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206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207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208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209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210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211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212" style:parent-style-name="DefaultParagraphFont" style:family="text">
      <style:text-properties style:font-name="Consolas, 'Courier New', monosp" fo:color="#569CD6" fo:font-size="10.5pt" style:font-size-asian="10.5pt" fo:background-color="#1F1F1F"/>
    </style:style>
    <style:style style:name="T213" style:parent-style-name="DefaultParagraphFont" style:family="text">
      <style:text-properties style:font-name="Consolas, 'Courier New', monosp" fo:color="#CE9178" fo:font-size="10.5pt" style:font-size-asian="10.5pt" fo:background-color="#1F1F1F"/>
    </style:style>
    <style:style style:name="T214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215" style:parent-style-name="Standard" style:family="paragraph">
      <style:paragraph-properties style:line-height-at-least="0.1979in"/>
    </style:style>
    <style:style style:name="T216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217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218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T219" style:parent-style-name="DefaultParagraphFont" style:family="text">
      <style:text-properties style:font-name="Consolas, 'Courier New', monosp" fo:color="#9CDCFE" fo:font-size="10.5pt" style:font-size-asian="10.5pt" fo:background-color="#1F1F1F"/>
    </style:style>
    <style:style style:name="T220" style:parent-style-name="DefaultParagraphFont" style:family="text">
      <style:text-properties style:font-name="Consolas, 'Courier New', monosp" fo:color="#D4D4D4" fo:font-size="10.5pt" style:font-size-asian="10.5pt" fo:background-color="#1F1F1F"/>
    </style:style>
    <style:style style:name="T221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222" style:parent-style-name="Standard" style:family="paragraph">
      <style:paragraph-properties style:line-height-at-least="0.1979in"/>
    </style:style>
    <style:style style:name="T223" style:parent-style-name="DefaultParagraphFont" style:family="text">
      <style:text-properties style:font-name="Consolas, 'Courier New', monosp" fo:color="#DCDCAA" fo:font-size="10.5pt" style:font-size-asian="10.5pt" fo:background-color="#1F1F1F"/>
    </style:style>
    <style:style style:name="T224" style:parent-style-name="DefaultParagraphFont" style:family="text">
      <style:text-properties style:font-name="Consolas, 'Courier New', monosp" fo:color="#CCCCCC" fo:font-size="10.5pt" style:font-size-asian="10.5pt" fo:background-color="#1F1F1F"/>
    </style:style>
    <style:style style:name="P225" style:parent-style-name="Standard" style:family="paragraph">
      <style:paragraph-properties fo:margin-bottom="0.1965in" style:line-height-at-least="0.1979in"/>
    </style:style>
    <style:style style:name="P226" style:parent-style-name="Standard" style:family="paragraph">
      <style:paragraph-properties style:line-height-at-least="0.1979in"/>
      <style:text-properties style:font-name="Consolas, 'Courier New', monosp" fo:color="#6A9955" fo:font-size="10.5pt" style:font-size-asian="10.5pt" fo:background-color="#1F1F1F"/>
    </style:style>
    <style:style style:name="P227" style:parent-style-name="Standard" style:family="paragraph">
      <style:paragraph-properties fo:margin-bottom="0.1965in" style:line-height-at-least="0.1979in"/>
      <style:text-properties style:font-name="Consolas, 'Courier New', monosp" fo:color="#CCCCCC" fo:font-size="10.5pt" style:font-size-asian="10.5pt" fo:background-color="#1F1F1F"/>
    </style:style>
    <style:style style:name="P228" style:parent-style-name="Standard" style:family="paragraph">
      <style:paragraph-properties style:line-height-at-least="0.1979in"/>
    </style:style>
  </office:automatic-styles>
  <office:body>
    <office:text text:use-soft-page-breaks="true">
      <text:p text:style-name="P1"># Example usage</text:p>
      <text:p text:style-name="P2"><text:span text:style-name="T3">infinitive<text:s/></text:span><text:span text:style-name="T4">=</text:span><text:span text:style-name="T5"><text:s/></text:span><text:span text:style-name="T6">'gon</text:span><text:span text:style-name="T7">ʒ̆</text:span><text:span text:style-name="T8">k̆u'</text:span></text:p>
      <text:p text:style-name="P9"><text:span text:style-name="T10">subjects<text:s/></text:span><text:span text:style-name="T11">=</text:span><text:span text:style-name="T12"><text:s/>[</text:span><text:span text:style-name="T13">'S1_Singular'</text:span><text:span text:style-name="T14">,<text:s/></text:span><text:span text:style-name="T15">'S2_Singular'</text:span><text:span text:style-name="T16">,<text:s/></text:span><text:span text:style-name="T17">'S3_Singular'</text:span><text:span text:style-name="T18">,<text:s/></text:span><text:span text:style-name="T19">'S1_Plural'</text:span><text:span text:style-name="T20">,<text:s/></text:span><text:span text:style-name="T21">'S2_Plural'</text:span><text:span text:style-name="T22">,<text:s/></text:span><text:span text:style-name="T23">'S3_Plural'</text:span><text:span text:style-name="T24">]</text:span></text:p>
      <text:p text:style-name="P25"><text:span text:style-name="T26">obj<text:s/></text:span><text:span text:style-name="T27">=</text:span><text:span text:style-name="T28"><text:s/></text:span><text:span text:style-name="T29">'O2_Singular'</text:span></text:p>
      <text:p text:style-name="P30"/>
      <text:p text:style-name="P31"># Collect conjugations</text:p>
      <text:p text:style-name="P32"><text:span text:style-name="T33">all_conjugations<text:s/></text:span><text:span text:style-name="T34">=</text:span><text:span text:style-name="T35"><text:s/>collect_conjugations(infinitive, subjects,<text:s/></text:span><text:span text:style-name="T36">obj</text:span><text:span text:style-name="T37">=</text:span><text:span text:style-name="T38">obj)</text:span></text:p>
      <text:p text:style-name="P39"/>
      <text:p text:style-name="P40"># Extract and format<text:s/>imperatives</text:p>
      <text:p text:style-name="P41"><text:span text:style-name="T42">imperatives<text:s/></text:span><text:span text:style-name="T43">=</text:span><text:span text:style-name="T44"><text:s/>extract_imperatives(all_conjugations, subjects)</text:span></text:p>
      <text:p text:style-name="P45"><text:span text:style-name="T46">formatted_imperatives<text:s/></text:span><text:span text:style-name="T47">=</text:span><text:span text:style-name="T48"><text:s/>format_imperatives(imperatives)</text:span></text:p>
      <text:p text:style-name="P49"/>
      <text:p text:style-name="P50"># Print the formatted imperatives</text:p>
      <text:p text:style-name="P51"><text:span text:style-name="T52">for</text:span><text:span text:style-name="T53"><text:s/>region, forms<text:s/></text:span><text:span text:style-name="T54">in</text:span><text:span text:style-name="T55"><text:s/>formatted_imperatives.items():</text:span></text:p>
      <text:p text:style-name="P56"><text:span text:style-name="T57">   <text:s/></text:span><text:span text:style-name="T58">print</text:span><text:span text:style-name="T59">(</text:span><text:span text:style-name="T60">f</text:span><text:span text:style-name="T61">"</text:span><text:span text:style-name="T62">{</text:span><text:span text:style-name="T63">region</text:span><text:span text:style-name="T64">}</text:span><text:span text:style-name="T65">:"</text:span><text:span text:style-name="T66">)</text:span></text:p>
      <text:p text:style-name="P67"><text:span text:style-name="T68">   <text:s/></text:span><text:span text:style-name="T69">for</text:span><text:span text:style-name="T70"><text:s/>form<text:s/></text:span><text:span text:style-name="T71">in</text:span><text:span text:style-name="T72"><text:s/>forms:</text:span></text:p>
      <text:p text:style-name="P73"><text:span text:style-name="T74">       <text:s/></text:span><text:span text:style-name="T75">print</text:span><text:span text:style-name="T76">(form)</text:span></text:p>
      <text:p text:style-name="P77"/>
      <text:p text:style-name="P78"># Example usage for Sx conjugations with a specific object and marker</text:p>
      <text:p text:style-name="P79"><text:span text:style-name="T80">infinitive<text:s/></text:span><text:span text:style-name="T81">=</text:span><text:span text:style-name="T82"><text:s/></text:span><text:span text:style-name="T83">'ceç̌u'</text:span></text:p>
      <text:p text:style-name="P84"><text:span text:style-name="T85">obj<text:s/></text:span><text:span text:style-name="T86">=</text:span><text:span text:style-name="T87"><text:s/></text:span><text:span text:style-name="T88">'O3_Singular'</text:span></text:p>
      <text:p text:style-name="P89"><text:span text:style-name="T90">marker<text:s/></text:span><text:span text:style-name="T91">=</text:span><text:span text:style-name="T92"><text:s/></text:span><text:span text:style-name="T93">'applicative'</text:span><text:span text:style-name="T94"><text:s/> </text:span><text:span text:style-name="T95"># Change to 'causative' or 'applicative' or 'both' if needed</text:span></text:p>
      <text:p text:style-name="P96"><text:span text:style-name="T97">object_pronoun<text:s/></text:span><text:span text:style-name="T98">=</text:span><text:span text:style-name="T99"><text:s/>personal_pronouns_general[obj]</text:span></text:p>
      <text:p text:style-name="P100"># Determine the flags for causative and applicative based on the marker value</text:p>
      <text:p text:style-name="P101"><text:span text:style-name="T102">is_causative<text:s/></text:span><text:span text:style-name="T103">=</text:span><text:span text:style-name="T104"><text:s/>marker<text:s/></text:span><text:span text:style-name="T105">in</text:span><text:span text:style-name="T106"><text:s/>[</text:span><text:span text:style-name="T107">'causative'</text:span><text:span text:style-name="T108">,<text:s/></text:span><text:span text:style-name="T109">'both'</text:span><text:span text:style-name="T110">]</text:span></text:p>
      <text:p text:style-name="P111"><text:span text:style-name="T112">is_applicative<text:s/></text:span><text:span text:style-name="T113">=</text:span><text:span text:style-name="T114"><text:s/>marker<text:s/></text:span><text:span text:style-name="T115">in</text:span><text:span text:style-name="T116"><text:s/>[</text:span><text:span text:style-name="T117">'applicative'</text:span><text:span text:style-name="T118">,<text:s/></text:span><text:span text:style-name="T119">'both'</text:span><text:span text:style-name="T120">]</text:span></text:p>
      <text:p text:style-name="P121"><text:span text:style-name="T122">print</text:span><text:span text:style-name="T123">(</text:span><text:span text:style-name="T124">f</text:span><text:span text:style-name="T125">"All subject conjugations of infinitive '</text:span><text:span text:style-name="T126">{</text:span><text:span text:style-name="T127">infinitive</text:span><text:span text:style-name="T128">}</text:span><text:span text:style-name="T129">' with object '</text:span><text:span text:style-name="T130">{</text:span><text:span text:style-name="T131">object_pronoun</text:span><text:span text:style-name="T132">}</text:span><text:span text:style-name="T133">' and<text:s/></text:span><text:span text:style-name="T134">{</text:span><text:span text:style-name="T135">marker</text:span><text:span text:style-name="T136">}</text:span><text:span text:style-name="T137"><text:s/>marker:"</text:span><text:span text:style-name="T138">)</text:span></text:p>
      <text:p text:style-name="P139"><text:span text:style-name="T140">all_conjugations<text:s/></text:span><text:span text:style-name="T141">=</text:span><text:span text:style-name="T142"><text:s/>collect_conjugations(infinitive, subjects,<text:s/></text:span><text:span text:style-name="T143">obj</text:span><text:span text:style-name="T144">=</text:span><text:span text:style-name="T145">obj,<text:s/></text:span><text:span text:style-name="T146">causative</text:span><text:span text:style-name="T147">=</text:span><text:span text:style-name="T148">is_causative,<text:s/></text:span><text:span text:style-name="T149">applicative</text:span><text:span text:style-name="T150">=</text:span><text:span text:style-name="T151">is_applicative)</text:span></text:p>
      <text:p text:style-name="P152"><text:span text:style-name="T153">print</text:span><text:span text:style-name="T154">(format_conjugations(all_conjugations))</text:span></text:p>
      <text:p text:style-name="P155"><text:line-break/><text:line-break/><text:line-break/><text:line-break/><text:line-break/></text:p>
      <text:p text:style-name="P156"># In[11]:</text:p>
      <text:p text:style-name="P157"/>
      <text:p text:style-name="P158"># Example usage for Sx</text:p>
      <text:p text:style-name="P159"><text:span text:style-name="T160">infinitive<text:s/></text:span><text:span text:style-name="T161">=</text:span><text:span text:style-name="T162"><text:s/></text:span><text:span text:style-name="T163">'doguru'</text:span></text:p>
      <text:p text:style-name="P164"><text:span text:style-name="T165">print</text:span><text:span text:style-name="T166">(</text:span><text:span text:style-name="T167">f</text:span><text:span text:style-name="T168">"All subject conjugations of infinitive '</text:span><text:span text:style-name="T169">{</text:span><text:span text:style-name="T170">infinitive</text:span><text:span text:style-name="T171">}</text:span><text:span text:style-name="T172">':"</text:span><text:span text:style-name="T173">)</text:span></text:p>
      <text:p text:style-name="P174"><text:span text:style-name="T175">all_conjugations<text:s/></text:span><text:span text:style-name="T176">=</text:span><text:span text:style-name="T177"><text:s/>collect_conjugations(infinitive, subjects)</text:span></text:p>
      <text:p text:style-name="P178"><text:span text:style-name="T179">print</text:span><text:span text:style-name="T180">(format_conjugations(all_conjugations))</text:span></text:p>
      <text:p text:style-name="P181"/>
      <text:p text:style-name="P182"># In[69]:</text:p>
      <text:p text:style-name="P183"/>
      <text:p text:style-name="P184"># Example usage for SxOx conjugations</text:p>
      <text:p text:style-name="P185"><text:span text:style-name="T186">infinitive<text:s/></text:span><text:span text:style-name="T187">=</text:span><text:span text:style-name="T188"><text:s/></text:span><text:span text:style-name="T189">'gon</text:span><text:span text:style-name="T190">ʒ̆</text:span><text:span text:style-name="T191">k̆u'</text:span></text:p>
      <text:p text:style-name="P192"><text:span text:style-name="T193">obj<text:s/></text:span><text:span text:style-name="T194">=</text:span><text:span text:style-name="T195"><text:s/></text:span><text:span text:style-name="T196">'O2_Singular'</text:span></text:p>
      <text:p text:style-name="P197"><text:span text:style-name="T198">object_pronoun<text:s/></text:span><text:span text:style-name="T199">=</text:span><text:span text:style-name="T200"><text:s/>personal_pronouns_general[obj]</text:span></text:p>
      <text:p text:style-name="P201"><text:span text:style-name="T202">print</text:span><text:span text:style-name="T203">(</text:span><text:span text:style-name="T204">f</text:span><text:span text:style-name="T205">"All subject conjugations of infinitive '</text:span><text:span text:style-name="T206">{</text:span><text:span text:style-name="T207">infinitive</text:span><text:span text:style-name="T208">}</text:span><text:span text:style-name="T209">' with object '</text:span><text:span text:style-name="T210">{</text:span><text:span text:style-name="T211">object_pronoun</text:span><text:span text:style-name="T212">}</text:span><text:span text:style-name="T213">':"</text:span><text:span text:style-name="T214">)</text:span></text:p>
      <text:p text:style-name="P215"><text:span text:style-name="T216">all_conjugations<text:s/></text:span><text:span text:style-name="T217">=</text:span><text:span text:style-name="T218"><text:s/>collect_conjugations(infinitive, subjects,<text:s/></text:span><text:span text:style-name="T219">obj</text:span><text:span text:style-name="T220">=</text:span><text:span text:style-name="T221">obj)</text:span></text:p>
      <text:p text:style-name="P222"><text:span text:style-name="T223">print</text:span><text:span text:style-name="T224">(format_conjugations(all_conjugations))</text:span></text:p>
      <text:p text:style-name="P225"/>
      <text:p text:style-name="P226"># In[20]:</text:p>
      <text:p text:style-name="P227"><text:line-break/></text:p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am Dale</dc:creator>
    <meta:creation-date>2024-12-03T20:37:00Z</meta:creation-date>
    <dc:date>2024-12-06T12:20:00Z</dc:date>
    <meta:template xlink:href="Normal.dotm" xlink:type="simple"/>
    <meta:editing-cycles>5</meta:editing-cycles>
    <meta:editing-duration>PT600S</meta:editing-duration>
    <meta:document-statistic meta:page-count="1" meta:paragraph-count="3" meta:word-count="278" meta:character-count="1861" meta:row-count="13" meta:non-whitespace-character-count="1586"/>
  </office:meta>
</office:document-meta>
</file>